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4.79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tdays per jyear</text:p>
          </table:table-cell>
          <table:table-cell table:style-name="ce1" office:value-type="float" office:value="4332.59" calcext:value-type="float">
            <text:p>4332.59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hours per jyear</text:p>
          </table:table-cell>
          <table:table-cell table:style-name="ce1" table:formula="of:=24*[.B1]" office:value-type="float" office:value="103982.16" calcext:value-type="float">
            <text:p>103982.16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tdays per Europan orbital period (euop)</text:p>
          </table:table-cell>
          <table:table-cell table:style-name="ce1" office:value-type="float" office:value="3.551181" calcext:value-type="float">
            <text:p>3.551181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hours per euop</text:p>
          </table:table-cell>
          <table:table-cell table:formula="of:=24*[.B3]" office:value-type="float" office:value="85.228344" calcext:value-type="float">
            <text:p>85.2283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years per jye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dec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days per euyear</text:p>
          </table:table-cell>
          <table:table-cell table:formula="of:=[.B1]/[.B7]" office:value-type="float" office:value="361.049166666667" calcext:value-type="float">
            <text:p>361.0491666666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months per euye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 yearle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weeks per eumonth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 orbital periods per euwee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days per euwee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 weekle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rs per weekleap (sleep period at end of euweek)</text:p>
          </table:table-cell>
          <table:table-cell table:formula="of:=[.B14]*[.B10]/60" office:value-type="float" office:value="2.45668799999999" calcext:value-type="float">
            <text:p>2.4566879999999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urs per euday</text:p>
          </table:table-cell>
          <table:table-cell table:style-name="ce1" office:value-type="float" office:value="28" calcext:value-type="float">
            <text:p>28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hours per euweek/6</text:p>
          </table:table-cell>
          <table:table-cell table:style-name="ce3" table:formula="of:=[.B15]/6" office:value-type="float" office:value="28.409448" calcext:value-type="float">
            <text:p>28.409448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excess minutes after 28 hours</text:p>
          </table:table-cell>
          <table:table-cell table:style-name="ce3" table:formula="of:=([.B13]-[.B12])*60" office:value-type="float" office:value="24.5668799999999" calcext:value-type="float">
            <text:p>24.5668799999999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hours per euweek including weekleap = euop x 2</text:p>
          </table:table-cell>
          <table:table-cell table:formula="of:=2*[.B4]" office:value-type="float" office:value="170.456688" calcext:value-type="float">
            <text:p>170.4566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rs in week of 28-Hour Days</text:p>
          </table:table-cell>
          <table:table-cell table:formula="of:=6*28" office:value-type="float" office:value="168" calcext:value-type="float">
            <text:p>1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rs per eumonth</text:p>
          </table:table-cell>
          <table:table-cell table:formula="of:=[.B15]*[.B8]" office:value-type="float" office:value="681.826752" calcext:value-type="float">
            <text:p>681.8267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rs per euyear</text:p>
          </table:table-cell>
          <table:table-cell table:formula="of:=[.B2]/12" office:value-type="float" office:value="8665.18" calcext:value-type="float">
            <text:p>8665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rs per euyear, less yearleap</text:p>
          </table:table-cell>
          <table:table-cell table:formula="of:=[.B17]*[.B7]" office:value-type="float" office:value="8181.921024" calcext:value-type="float">
            <text:p>8181.9210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rs per yearleap</text:p>
          </table:table-cell>
          <table:table-cell table:formula="of:=[.B18]-[.B19]" office:value-type="float" office:value="483.258976000001" calcext:value-type="float">
            <text:p>483.258976000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days per yearleap (holiday at end of euyear)</text:p>
          </table:table-cell>
          <table:table-cell table:formula="of:=[.B20]/[.B12]" office:value-type="float" office:value="17.2592491428572" calcext:value-type="float">
            <text:p>17.25924914285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days / yearleap / eumonth (if distributed)</text:p>
          </table:table-cell>
          <table:table-cell table:formula="of:=[.B21]/[.B7]" office:value-type="float" office:value="1.43827076190477" calcext:value-type="float">
            <text:p>1.438270761904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arleap days per jyear</text:p>
          </table:table-cell>
          <table:table-cell table:formula="of:=[.B21]*[.B5]" office:value-type="float" office:value="207.110989714286" calcext:value-type="float">
            <text:p>207.110989714286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 style:data-style-name="N2" text:time-value="14:03:34.960145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08:33:46.701511145</meta:creation-date>
    <meta:generator>LibreOffice/5.3.1.2$Linux_X86_64 LibreOffice_project/30m0$Build-2</meta:generator>
    <dc:date>2017-10-14T17:48:40.399240414</dc:date>
    <meta:editing-duration>PT3H45M11S</meta:editing-duration>
    <meta:editing-cycles>31</meta:editing-cycles>
    <meta:print-date>2017-10-05T02:11:50.679794679</meta:print-date>
    <meta:document-statistic meta:table-count="1" meta:cell-count="49" meta:object-count="0"/>
  </office:meta>
</office:document-meta>
</file>